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b" style:master-page-name="MP0" style:family="paragraph">
      <style:paragraph-properties fo:break-before="page" fo:margin-top="0in" fo:margin-bottom="0.1111in" fo:background-color="#FFFFFF"/>
    </style:style>
    <style:style style:name="T2" style:parent-style-name="Standardstycketeckensnitt" style:family="text">
      <style:text-properties style:font-name="Calibri" style:font-name-complex="Calibri" fo:color="#000000"/>
    </style:style>
    <style:style style:name="T3" style:parent-style-name="Standardstycketeckensnitt" style:family="text">
      <style:text-properties style:font-name="Calibri" style:font-name-complex="Calibri" fo:color="#000000"/>
    </style:style>
    <style:style style:name="T4" style:parent-style-name="Standardstycketeckensnitt" style:family="text">
      <style:text-properties style:font-name="Calibri" style:font-name-complex="Calibri" fo:font-weight="bold" style:font-weight-asian="bold" style:font-weight-complex="bold" fo:color="#000000"/>
    </style:style>
    <style:style style:name="T5" style:parent-style-name="Standardstycketeckensnitt" style:family="text">
      <style:text-properties style:font-name="Calibri" style:font-name-complex="Calibri" fo:color="#000000"/>
    </style:style>
    <style:style style:name="T6" style:parent-style-name="Standardstycketeckensnitt" style:family="text">
      <style:text-properties style:font-name="Calibri" style:font-name-complex="Calibri" fo:font-weight="bold" style:font-weight-asian="bold" style:font-weight-complex="bold" fo:color="#000000"/>
    </style:style>
    <style:style style:name="T7" style:parent-style-name="Standardstycketeckensnitt" style:family="text">
      <style:text-properties style:font-name="Calibri" style:font-name-complex="Calibri" fo:color="#000000"/>
    </style:style>
    <style:style style:name="P8" style:parent-style-name="Normalwebb" style:family="paragraph">
      <style:paragraph-properties fo:margin-top="0in" fo:margin-bottom="0.1111in" fo:background-color="#FFFFFF"/>
      <style:text-properties style:font-name="Calibri" style:font-name-complex="Calibri" fo:color="#000000"/>
    </style:style>
    <style:style style:name="P9" style:parent-style-name="Normalwebb" style:family="paragraph">
      <style:paragraph-properties fo:margin-top="0in" fo:margin-bottom="0.1111in" fo:background-color="#FFFFFF"/>
      <style:text-properties style:font-name="Calibri" style:font-name-complex="Calibri" fo:font-weight="bold" style:font-weight-asian="bold" style:font-weight-complex="bold" fo:color="#000000" fo:font-size="14pt" style:font-size-asian="14pt" style:font-size-complex="14pt"/>
    </style:style>
    <style:style style:name="P10" style:parent-style-name="Normalwebb" style:family="paragraph">
      <style:paragraph-properties fo:margin-top="0in" fo:margin-bottom="0.1111in" fo:margin-left="1.8111in" fo:background-color="#FFFFFF">
        <style:tab-stops/>
      </style:paragraph-properties>
      <style:text-properties style:font-name="Calibri" style:font-name-complex="Calibri" fo:color="#000000" fo:font-size="18pt" style:font-size-asian="18pt" style:font-size-complex="18pt"/>
    </style:style>
    <style:style style:name="P11" style:parent-style-name="Normalwebb" style:family="paragraph">
      <style:paragraph-properties fo:margin-top="0in" fo:margin-bottom="0.1111in" fo:margin-left="1.8111in" fo:background-color="#FFFFFF">
        <style:tab-stops/>
      </style:paragraph-properties>
      <style:text-properties style:font-name="Calibri" style:font-name-complex="Calibri" fo:color="#000000" fo:font-size="14pt" style:font-size-asian="14pt" style:font-size-complex="14pt"/>
    </style:style>
    <style:style style:name="P12" style:parent-style-name="Normalwebb" style:family="paragraph">
      <style:paragraph-properties fo:margin-top="0in" fo:margin-bottom="0.1111in" fo:background-color="#FFFFFF"/>
    </style:style>
    <style:style style:name="T13" style:parent-style-name="Standardstycketeckensnitt" style:family="text">
      <style:text-properties style:font-name="Calibri" style:font-name-complex="Calibri" fo:color="#000000"/>
    </style:style>
    <style:style style:name="T14" style:parent-style-name="Standardstycketeckensnitt" style:family="text">
      <style:text-properties style:font-name="Calibri" style:font-name-complex="Calibri" fo:color="#000000"/>
    </style:style>
    <style:style style:name="T15" style:parent-style-name="Standardstycketeckensnitt" style:family="text">
      <style:text-properties style:font-name="Calibri" style:font-name-complex="Calibri" fo:color="#000000"/>
    </style:style>
    <style:style style:name="T16" style:parent-style-name="Standardstycketeckensnitt" style:family="text">
      <style:text-properties style:font-name="Calibri" style:font-name-complex="Calibri" fo:color="#000000"/>
    </style:style>
    <style:style style:name="P17" style:parent-style-name="Normalwebb" style:family="paragraph">
      <style:paragraph-properties fo:margin-top="0in" fo:margin-bottom="0.1111in" fo:background-color="#FFFFFF"/>
    </style:style>
    <style:style style:name="T18" style:parent-style-name="Standardstycketeckensnitt" style:family="text">
      <style:text-properties style:font-name="Calibri" style:font-name-complex="Calibri" fo:color="#000000"/>
    </style:style>
    <style:style style:name="T19" style:parent-style-name="Standardstycketeckensnitt" style:family="text">
      <style:text-properties style:font-name="Calibri" style:font-name-complex="Calibri" fo:color="#70AD47"/>
    </style:style>
    <style:style style:name="T20" style:parent-style-name="Standardstycketeckensnitt" style:family="text">
      <style:text-properties style:font-name="Calibri" style:font-name-complex="Calibri"/>
    </style:style>
    <style:style style:name="T21" style:parent-style-name="Standardstycketeckensnitt" style:family="text">
      <style:text-properties style:font-name="Calibri" style:font-name-complex="Calibri" fo:color="#000000"/>
    </style:style>
    <style:style style:name="T22" style:parent-style-name="Standardstycketeckensnitt" style:family="text">
      <style:text-properties style:font-name="Calibri" style:font-name-complex="Calibri" fo:color="#000000"/>
    </style:style>
    <style:style style:name="T23" style:parent-style-name="Standardstycketeckensnitt" style:family="text">
      <style:text-properties style:font-name="Calibri" style:font-name-complex="Calibri" fo:color="#000000"/>
    </style:style>
    <style:style style:name="P24" style:parent-style-name="Normalwebb" style:family="paragraph">
      <style:paragraph-properties fo:margin-top="0in" fo:margin-bottom="0.1111in" fo:background-color="#FFFFFF"/>
    </style:style>
    <style:style style:name="T25" style:parent-style-name="Standardstycketeckensnitt" style:family="text">
      <style:text-properties style:font-name="Calibri" style:font-name-complex="Calibri" fo:color="#000000"/>
    </style:style>
    <style:style style:name="T26" style:parent-style-name="Standardstycketeckensnitt" style:family="text">
      <style:text-properties style:font-name="Calibri" style:font-name-complex="Calibri" fo:color="#000000"/>
    </style:style>
    <style:style style:name="T27" style:parent-style-name="Standardstycketeckensnitt" style:family="text">
      <style:text-properties style:font-name="Calibri" style:font-name-complex="Calibri" fo:color="#000000"/>
    </style:style>
    <style:style style:name="T28" style:parent-style-name="Standardstycketeckensnitt" style:family="text">
      <style:text-properties style:font-name="Calibri" style:font-name-complex="Calibri" fo:color="#000000"/>
    </style:style>
    <style:style style:name="T29" style:parent-style-name="Standardstycketeckensnitt" style:family="text">
      <style:text-properties style:font-name="Calibri" style:font-name-complex="Calibri" fo:color="#000000"/>
    </style:style>
    <style:style style:name="T30" style:parent-style-name="Standardstycketeckensnitt" style:family="text">
      <style:text-properties style:font-name="Calibri" style:font-name-complex="Calibri" fo:color="#000000"/>
    </style:style>
    <style:style style:name="T31" style:parent-style-name="Standardstycketeckensnitt" style:family="text">
      <style:text-properties style:font-name="Calibri" style:font-name-complex="Calibri" fo:color="#000000"/>
    </style:style>
    <style:style style:name="P32" style:parent-style-name="Normalwebb" style:family="paragraph">
      <style:paragraph-properties fo:margin-top="0in" fo:margin-bottom="0.1111in" fo:background-color="#FFFFFF"/>
    </style:style>
    <style:style style:name="T33" style:parent-style-name="Standardstycketeckensnitt" style:family="text">
      <style:text-properties style:font-name="Calibri" style:font-name-complex="Calibri" fo:color="#000000"/>
    </style:style>
    <style:style style:name="P34" style:parent-style-name="Normalwebb" style:family="paragraph">
      <style:paragraph-properties fo:margin-top="0in" fo:margin-bottom="0.1111in" fo:background-color="#FFFFFF"/>
      <style:text-properties style:font-name="Calibri" style:font-name-complex="Calibri" fo:color="#000000"/>
    </style:style>
    <style:style style:name="P35" style:parent-style-name="Normalwebb" style:family="paragraph">
      <style:paragraph-properties fo:margin-top="0in" fo:margin-bottom="0.1111in" fo:background-color="#FFFFFF"/>
      <style:text-properties style:font-name="Calibri" style:font-name-complex="Calibri" fo:font-weight="bold" style:font-weight-asian="bold" style:font-weight-complex="bold" fo:color="#000000" fo:font-size="14pt" style:font-size-asian="14pt" style:font-size-complex="14pt"/>
    </style:style>
    <style:style style:name="P36" style:parent-style-name="Normalwebb" style:family="paragraph">
      <style:paragraph-properties fo:margin-top="0in" fo:margin-bottom="0.1111in" fo:background-color="#FFFFFF"/>
    </style:style>
    <style:style style:name="T37" style:parent-style-name="Standardstycketeckensnitt" style:family="text">
      <style:text-properties style:font-name="Calibri" style:font-name-complex="Calibri" fo:color="#000000"/>
    </style:style>
    <style:style style:name="P38" style:parent-style-name="Normalwebb" style:list-style-name="LFO1" style:family="paragraph">
      <style:paragraph-properties fo:margin-top="0in" fo:margin-bottom="0.1111in" fo:background-color="#FFFFFF"/>
      <style:text-properties style:font-name="Calibri" style:font-name-complex="Calibri" fo:color="#000000"/>
    </style:style>
    <style:style style:name="P39" style:parent-style-name="Normalwebb" style:list-style-name="LFO1" style:family="paragraph">
      <style:paragraph-properties fo:margin-top="0in" fo:margin-bottom="0.1111in" fo:background-color="#FFFFFF"/>
      <style:text-properties style:font-name="Calibri" style:font-name-complex="Calibri" fo:color="#000000"/>
    </style:style>
    <style:style style:name="P40" style:parent-style-name="Normalwebb" style:list-style-name="LFO1" style:family="paragraph">
      <style:paragraph-properties fo:margin-top="0in" fo:margin-bottom="0.1111in" fo:background-color="#FFFFFF"/>
      <style:text-properties style:font-name="Calibri" style:font-name-complex="Calibri" fo:color="#000000"/>
    </style:style>
    <style:style style:name="P41" style:parent-style-name="Normalwebb" style:family="paragraph">
      <style:paragraph-properties fo:margin-top="0in" fo:margin-bottom="0.1111in" fo:background-color="#FFFFFF"/>
      <style:text-properties style:font-name="Calibri" style:font-name-complex="Calibri" fo:color="#000000"/>
    </style:style>
    <style:style style:name="P42" style:parent-style-name="Normalwebb" style:family="paragraph">
      <style:paragraph-properties fo:margin-top="0in" fo:margin-bottom="0.1111in" fo:background-color="#FFFFFF"/>
      <style:text-properties style:font-name="Calibri" style:font-name-complex="Calibri" fo:color="#000000"/>
    </style:style>
    <style:style style:name="P43" style:parent-style-name="Normalwebb" style:family="paragraph">
      <style:paragraph-properties fo:margin-top="0in" fo:margin-bottom="0.1111in" fo:background-color="#FFFFFF"/>
    </style:style>
    <style:style style:name="T44" style:parent-style-name="Standardstycketeckensnitt" style:family="text">
      <style:text-properties style:font-name="Calibri" style:font-name-complex="Calibri" fo:color="#000000"/>
    </style:style>
    <style:style style:name="P45" style:parent-style-name="Normalwebb" style:list-style-name="LFO2" style:family="paragraph">
      <style:paragraph-properties fo:margin-top="0in" fo:margin-bottom="0.1111in" fo:background-color="#FFFFFF"/>
    </style:style>
    <style:style style:name="T46" style:parent-style-name="Standardstycketeckensnitt" style:family="text">
      <style:text-properties style:font-name="Calibri" style:font-name-complex="Calibri" fo:color="#000000"/>
    </style:style>
    <style:style style:name="T47" style:parent-style-name="Standardstycketeckensnitt" style:family="text">
      <style:text-properties style:font-name="Calibri" style:font-name-complex="Calibri" fo:color="#4472C4"/>
    </style:style>
    <style:style style:name="T48" style:parent-style-name="Standardstycketeckensnitt" style:family="text">
      <style:text-properties style:font-name="Calibri" style:font-name-complex="Calibri" fo:color="#000000"/>
    </style:style>
    <style:style style:name="P49" style:parent-style-name="Normalwebb" style:list-style-name="LFO2" style:family="paragraph">
      <style:paragraph-properties fo:margin-top="0in" fo:margin-bottom="0.1111in" fo:background-color="#FFFFFF"/>
    </style:style>
    <style:style style:name="T50" style:parent-style-name="Standardstycketeckensnitt" style:family="text">
      <style:text-properties style:font-name="Calibri" style:font-name-complex="Calibri" fo:color="#000000"/>
    </style:style>
    <style:style style:name="T51" style:parent-style-name="Standardstycketeckensnitt" style:family="text">
      <style:text-properties style:font-name="Calibri" style:font-name-complex="Calibri" fo:color="#4472C4"/>
    </style:style>
    <style:style style:name="T52" style:parent-style-name="Standardstycketeckensnitt" style:family="text">
      <style:text-properties style:font-name="Calibri" style:font-name-complex="Calibri" fo:color="#000000"/>
    </style:style>
    <style:style style:name="P53" style:parent-style-name="Normalwebb" style:list-style-name="LFO2" style:family="paragraph">
      <style:paragraph-properties fo:margin-top="0in" fo:margin-bottom="0.1111in" fo:background-color="#FFFFFF"/>
    </style:style>
    <style:style style:name="T54" style:parent-style-name="Standardstycketeckensnitt" style:family="text">
      <style:text-properties style:font-name="Calibri" style:font-name-complex="Calibri" fo:color="#000000"/>
    </style:style>
    <style:style style:name="T55" style:parent-style-name="Standardstycketeckensnitt" style:family="text">
      <style:text-properties style:font-name="Calibri" style:font-name-complex="Calibri" fo:color="#000000"/>
    </style:style>
    <style:style style:name="T56" style:parent-style-name="Standardstycketeckensnitt" style:family="text">
      <style:text-properties style:font-name="Calibri" style:font-name-complex="Calibri" fo:color="#4472C4"/>
    </style:style>
    <style:style style:name="T57" style:parent-style-name="Standardstycketeckensnitt" style:family="text">
      <style:text-properties style:font-name="Calibri" style:font-name-complex="Calibri" fo:color="#000000"/>
    </style:style>
    <style:style style:name="P58" style:parent-style-name="Normalwebb" style:list-style-name="LFO2" style:family="paragraph">
      <style:paragraph-properties fo:margin-top="0in" fo:margin-bottom="0.1111in" fo:background-color="#FFFFFF"/>
    </style:style>
    <style:style style:name="T59" style:parent-style-name="Standardstycketeckensnitt" style:family="text">
      <style:text-properties style:font-name="Calibri" style:font-name-complex="Calibri" fo:color="#000000"/>
    </style:style>
    <style:style style:name="T60" style:parent-style-name="Standardstycketeckensnitt" style:family="text">
      <style:text-properties style:font-name="Calibri" style:font-name-complex="Calibri" fo:color="#4472C4"/>
    </style:style>
    <style:style style:name="T61" style:parent-style-name="Standardstycketeckensnitt" style:family="text">
      <style:text-properties style:font-name="Calibri" style:font-name-complex="Calibri" fo:color="#000000"/>
    </style:style>
    <style:style style:name="P62" style:parent-style-name="Normalwebb" style:list-style-name="LFO2" style:family="paragraph">
      <style:paragraph-properties fo:margin-top="0in" fo:margin-bottom="0.1111in" fo:background-color="#FFFFFF"/>
      <style:text-properties style:font-name="Calibri" style:font-name-complex="Calibri" fo:color="#000000"/>
    </style:style>
    <style:style style:name="P63" style:parent-style-name="Normalwebb" style:family="paragraph">
      <style:paragraph-properties fo:margin-top="0in" fo:margin-bottom="0.1111in" fo:background-color="#FFFFFF"/>
      <style:text-properties style:font-name="Calibri" style:font-name-complex="Calibri" fo:color="#000000"/>
    </style:style>
    <style:style style:name="P64" style:parent-style-name="Normalwebb" style:family="paragraph">
      <style:paragraph-properties fo:margin-top="0in" fo:margin-bottom="0.1111in" fo:background-color="#FFFFFF"/>
    </style:style>
    <style:style style:name="T65" style:parent-style-name="Standardstycketeckensnitt" style:family="text">
      <style:text-properties style:font-name="Calibri" style:font-name-complex="Calibri" fo:color="#000000"/>
    </style:style>
    <style:style style:name="T66" style:parent-style-name="Standardstycketeckensnitt" style:family="text">
      <style:text-properties style:font-name="Calibri" style:font-name-complex="Calibri" fo:color="#000000"/>
    </style:style>
    <style:style style:name="T67" style:parent-style-name="Standardstycketeckensnitt" style:family="text">
      <style:text-properties style:font-name="Calibri" style:font-name-complex="Calibri" fo:color="#000000"/>
    </style:style>
    <style:style style:name="T68" style:parent-style-name="Standardstycketeckensnitt" style:family="text">
      <style:text-properties style:font-name="Calibri" style:font-name-complex="Calibri" fo:color="#000000"/>
    </style:style>
    <style:style style:name="T69" style:parent-style-name="Standardstycketeckensnitt" style:family="text">
      <style:text-properties style:font-name="Calibri" style:font-name-complex="Calibri" fo:color="#000000"/>
    </style:style>
    <style:style style:name="T70" style:parent-style-name="Standardstycketeckensnitt" style:family="text">
      <style:text-properties style:font-name="Calibri" style:font-name-complex="Calibri" fo:color="#000000"/>
    </style:style>
    <style:style style:name="T71" style:parent-style-name="Standardstycketeckensnitt" style:family="text">
      <style:text-properties style:font-name="Calibri" style:font-name-complex="Calibri" fo:color="#000000"/>
    </style:style>
    <style:style style:name="P72" style:parent-style-name="Normalwebb" style:family="paragraph">
      <style:paragraph-properties fo:margin-top="0in" fo:margin-bottom="0.1111in" fo:background-color="#FFFFFF"/>
    </style:style>
    <style:style style:name="T73" style:parent-style-name="Standardstycketeckensnitt" style:family="text">
      <style:text-properties style:font-name="Calibri" style:font-name-complex="Calibri" fo:color="#92D050"/>
    </style:style>
    <style:style style:name="T74" style:parent-style-name="Standardstycketeckensnitt" style:family="text">
      <style:text-properties style:font-name="Calibri" style:font-name-complex="Calibri" fo:color="#92D050"/>
    </style:style>
    <style:style style:name="T75" style:parent-style-name="Standardstycketeckensnitt" style:family="text">
      <style:text-properties style:font-name="Calibri" style:font-name-complex="Calibri" fo:color="#92D050"/>
    </style:style>
    <style:style style:name="T76" style:parent-style-name="Standardstycketeckensnitt" style:family="text">
      <style:text-properties style:font-name="Calibri" style:font-name-complex="Calibri" fo:color="#92D050"/>
    </style:style>
    <style:style style:name="T77" style:parent-style-name="Standardstycketeckensnitt" style:family="text">
      <style:text-properties style:font-name="Calibri" style:font-name-complex="Calibri" fo:font-style="italic" style:font-style-asian="italic" style:font-style-complex="italic" fo:color="#92D050"/>
    </style:style>
    <style:style style:name="T78" style:parent-style-name="Standardstycketeckensnitt" style:family="text">
      <style:text-properties style:font-name="Calibri" style:font-name-complex="Calibri" fo:color="#92D050"/>
    </style:style>
    <style:style style:name="T79" style:parent-style-name="Standardstycketeckensnitt" style:family="text">
      <style:text-properties style:font-name="Calibri" style:font-name-complex="Calibri" fo:color="#92D050"/>
    </style:style>
    <style:style style:name="P80"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T81" style:parent-style-name="Standardstycketeckensnitt" style:family="text">
      <style:text-properties style:font-name="Calibri" style:font-name-complex="Calibri" fo:color="#000000"/>
    </style:style>
    <style:style style:name="T82" style:parent-style-name="Hyperlänk" style:family="text">
      <style:text-properties style:font-name="Calibri" style:font-name-complex="Calibri" fo:color="#196AD4"/>
    </style:style>
    <style:style style:name="T83" style:parent-style-name="Standardstycketeckensnitt" style:family="text">
      <style:text-properties style:font-name="Calibri" style:font-name-complex="Calibri" fo:color="#000000"/>
    </style:style>
    <style:style style:name="T84" style:parent-style-name="Hyperlänk" style:family="text">
      <style:text-properties style:font-name="Calibri" style:font-name-complex="Calibri" fo:color="#196AD4"/>
    </style:style>
    <style:style style:name="T85" style:parent-style-name="Standardstycketeckensnitt" style:family="text">
      <style:text-properties style:font-name="Calibri" style:font-name-complex="Calibri" fo:color="#000000"/>
    </style:style>
    <style:style style:name="T86" style:parent-style-name="Standardstycketeckensnitt" style:family="text">
      <style:text-properties style:font-name="Calibri" style:font-name-complex="Calibri" fo:color="#4472C4"/>
    </style:style>
    <style:style style:name="T87" style:parent-style-name="Standardstycketeckensnitt" style:family="text">
      <style:text-properties style:font-name="Calibri" style:font-name-complex="Calibri" fo:color="#000000"/>
    </style:style>
    <style:style style:name="P88"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text-properties style:font-name="Calibri" style:font-name-complex="Calibri" fo:color="#000000"/>
    </style:style>
    <style:style style:name="P89"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T90" style:parent-style-name="Standardstycketeckensnitt" style:family="text">
      <style:text-properties style:font-name="Calibri" style:font-name-complex="Calibri" fo:font-weight="bold" style:font-weight-asian="bold" style:font-weight-complex="bold" fo:color="#000000" fo:font-size="14pt" style:font-size-asian="14pt" style:font-size-complex="14pt"/>
    </style:style>
    <style:style style:name="P91"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T92" style:parent-style-name="Standardstycketeckensnitt" style:family="text">
      <style:text-properties style:font-name="Calibri" style:font-name-complex="Calibri" fo:color="#92D050"/>
    </style:style>
    <style:style style:name="T93" style:parent-style-name="Standardstycketeckensnitt" style:family="text">
      <style:text-properties style:font-name="Calibri" style:font-name-complex="Calibri" fo:color="#92D050"/>
    </style:style>
    <style:style style:name="T94" style:parent-style-name="Standardstycketeckensnitt" style:family="text">
      <style:text-properties style:font-name="Calibri" style:font-name-complex="Calibri" fo:color="#92D050"/>
    </style:style>
    <style:style style:name="T95" style:parent-style-name="Standardstycketeckensnitt" style:family="text">
      <style:text-properties style:font-name="Calibri" style:font-name-complex="Calibri" fo:color="#92D050"/>
    </style:style>
    <style:style style:name="T96" style:parent-style-name="Standardstycketeckensnitt" style:family="text">
      <style:text-properties style:font-name="Calibri" style:font-name-complex="Calibri" fo:color="#92D050"/>
    </style:style>
    <style:style style:name="P97"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text-properties fo:font-weight="bold" style:font-weight-asian="bold" style:font-weight-complex="bold" fo:font-size="14pt" style:font-size-asian="14pt" style:font-size-complex="14pt"/>
    </style:style>
    <style:style style:name="P98"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99"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00"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T101" style:parent-style-name="Standardstycketeckensnitt" style:family="text">
      <style:text-properties style:text-underline-type="single" style:text-underline-style="solid" style:text-underline-width="auto" style:text-underline-mode="continuous"/>
    </style:style>
    <style:style style:name="P102"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03"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04"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05"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06"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07"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08"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09"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0"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1"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2"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3"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4"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5"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6"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7"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8"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19"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20"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21"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22"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23"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style:style style:name="P124" style:parent-style-name="Normalwebb" style:family="paragraph">
      <style:paragraph-properties fo:border-top="none" fo:border-left="none" fo:border-bottom="0.0104in solid #000000" fo:border-right="none" fo:padding-top="0in" fo:padding-left="0in" fo:padding-bottom="0.0138in" fo:padding-right="0in" style:shadow="none" fo:margin-top="0in" fo:margin-bottom="0.1111in" fo:background-color="#FFFFFF"/>
    </style:style>
  </office:automatic-styles>
  <office:body>
    <office:text text:use-soft-page-breaks="true">
      <text:p text:style-name="P1"><text:span text:style-name="T2"><text:tab/></text:span><text:span text:style-name="T3"><text:tab/></text:span><text:span text:style-name="T4">HEM</text:span><text:span text:style-name="T5"><text:s/>(hussymbol)<text:s/></text:span><text:span text:style-name="T6">OM (MIG el CLAES) <text:s/>ISTDP <text:s/>KONTAKT</text:span><text:span text:style-name="T7"><text:s/></text:span></text:p>
      <text:p text:style-name="P8"/>
      <text:p text:style-name="P9">HEM</text:p>
      <text:p text:style-name="P10"><text:s text:c="10"/>Claes Jonsson</text:p>
      <text:p text:style-name="P11">Leg Psykolog Leg Psykoterapeut</text:p>
      <text:p text:style-name="P12"><text:span text:style-name="T13">(Första bildrutan) Välkommen! Jag tar emot personer i alla åldrar som vill gå i individualterapi. Anledningarna kan<text:s/></text:span><text:span text:style-name="T14">variera för den som söker mig för samtal. Du kanske vill arbeta med relationsproblem och därmed förstå dig själv bättre i relationen till andra? Kanske upplever du svårigheter med känslomässig närhet och innerst inne önskar ha känslomässigt fördjupade rela</text:span><text:span text:style-name="T15">tioner? Befinner du dig i en kris eller känner dig nedstämd? Svårt att sätta gränser? Har du ångest och/eller upplevt trauma som du tror bidrar till beteendemönster som du inte mår bra av men är svåra att bryta? Kanske upplever du tomhet, meningslöshet ell</text:span><text:span text:style-name="T16">er olust som du inte känner igen sedan tidigare?</text:span></text:p>
      <text:p text:style-name="P17"><text:span text:style-name="T18">(Andra bildrutan) Att gå i psykoterapi kan vara en början till att förstå upprepade problem som är svåra att lösa på egen hand (</text:span><text:span text:style-name="T19">länk Vårdguiden</text:span><text:span text:style-name="T20">)</text:span><text:span text:style-name="T21">. I terapin kan du tillsammans med mig undersöka möjligheter ti</text:span><text:span text:style-name="T22">ll förändring. Jag arbetar uteslutande utifrån ISTDP vilket innebär att du får chansen att identifiera och ge uttryck för dina känslor dvs lära känna dig själv på ett annat plan än på det intellektuella. Du ges möjlighet att möta känslor som du kanske unde</text:span><text:span text:style-name="T23">r lång tid arbetat för att undvika. På så sätt finns goda chanser för dig att ”komma vidare” och ”sluta älta” händelser och relationer i ditt liv och därmed komma till försoning och acceptans.</text:span></text:p>
      <text:p text:style-name="P24"><text:span text:style-name="T25">(Tredje bildrutan) Min rekommendation är att vi initialt träffa</text:span><text:span text:style-name="T26">s vid ett tillfälle (på mottagningen alt online) så att du har möjlighet att pröva på hur det känns att tala om dig själv tillsammans med mig. Jag får då även tillfälle att bedöma om jag tror mig kunna vara till hjälp eller om jag kan hänvisa dig vidare. M</text:span><text:span text:style-name="T27">ålet är att du under första samtalet skall kunna finna ett inre känslomässigt fokus för fortsatta samtal, dvs samtalen fokuserar kring hur dina känslor (eller brist på känslor) påverkar dina livsval och relationer. Antal gånger varierar och beror bl a på d</text:span><text:span text:style-name="T28">ina behov, din vilja till förändring</text:span><text:span text:style-name="T29"><text:s/>och</text:span><text:span text:style-name="T30"><text:s/>symtombild</text:span><text:span text:style-name="T31">.<text:s/></text:span></text:p>
      <text:p text:style-name="P32"><text:span text:style-name="T33">Välkommen till ett första samtal!</text:span></text:p>
      <text:p text:style-name="P34"/>
      <text:p text:style-name="P35">OM<text:s/>(MIG)</text:p>
      <text:p text:style-name="P36"><text:span text:style-name="T37">ARBETSLIVSERFARENHET</text:span></text:p>
      <text:list text:style-name="LFO1" text:continue-numbering="true">
        <text:list-item>
          <text:p text:style-name="P38">2008-2009 Öppenpsykistrisk mottagning Hjo (PTP-tjänst)</text:p>
        </text:list-item>
        <text:list-item>
          <text:p text:style-name="P39">2009-2016 Öppenpsykiatrisk mottagning<text:s/>Kungsbacka<text:s/></text:p>
        </text:list-item>
        <text:list-item>
          <text:p text:style-name="P40">2016-2020 Närhälsan Sexualmedicinskt centrum Göteborg</text:p>
        </text:list-item>
      </text:list>
      <text:p text:style-name="P41"/>
      <text:p text:style-name="P42"/>
      <text:soft-page-break/>
      <text:p text:style-name="P43"><text:span text:style-name="T44">UTBILDNINGAR I KORTHET</text:span></text:p>
      <text:list text:style-name="LFO2" text:continue-numbering="true">
        <text:list-item>
          <text:p text:style-name="P45"><text:span text:style-name="T46">2003-2008 Psykologprogrammet Lunds Universitet (</text:span><text:span text:style-name="T47">lu.se</text:span><text:span text:style-name="T48">)</text:span></text:p>
        </text:list-item>
        <text:list-item>
          <text:p text:style-name="P49"><text:span text:style-name="T50">2011-2014 Psykoterapeutprogrammet Stockholms Universitet (</text:span><text:span text:style-name="T51">su.se</text:span><text:span text:style-name="T52">)</text:span></text:p>
        </text:list-item>
        <text:list-item>
          <text:p text:style-name="P53"><text:span text:style-name="T54">2014-2017 Certifierad Istdp-terapeut (Kursled</text:span><text:span text:style-name="T55">are Tobias Nordqvist) (</text:span><text:span text:style-name="T56">istdpsweden.se</text:span><text:span text:style-name="T57">)</text:span></text:p>
        </text:list-item>
        <text:list-item>
          <text:p text:style-name="P58"><text:span text:style-name="T59">2018-2019 Metodkurs i klinisk sexologi (Ersta Sköndal Bräcke Högskola) (</text:span><text:span text:style-name="T60">esh.se</text:span><text:span text:style-name="T61">)</text:span></text:p>
        </text:list-item>
        <text:list-item>
          <text:p text:style-name="P62">2019-2020 Traumautbildning Specialistförordning för Psykologer (VG-regionen)</text:p>
        </text:list-item>
      </text:list>
      <text:p text:style-name="P63"/>
      <text:p text:style-name="P64"><text:span text:style-name="T65">Under mina verksamma år inom specialistpsykiatrin arbetade<text:s/></text:span><text:span text:style-name="T66">jag med psykiatriska tillstånd som t ex ångest, depression, posttraumatiskt stressyndrom, social fobi, tvångssyndrom och livskriser av olika slag. Arbetet innefattade även bedömningar, diagnostik och utredningar med olika frågeställningar som t ex autism,<text:s/></text:span><text:span text:style-name="T67">uppmärksamhetsstörning, intellektuell funktionsnedsättning och olika personlighetssyndrom. Inom Primärvården arbetade jag på en specialiserad mottagning för sexuella dysfunktioner. Det kunde bl a handla om nedsatt libido, erektil dysfunktion, smärttillstån</text:span><text:span text:style-name="T68">d i samband med sex eller behandling av sexualitet som skadade personen själv eller någon<text:s/></text:span><text:span text:style-name="T69">i dess närhet</text:span><text:span text:style-name="T70">. Sexuella symtom till följd av sexuella övergrepp var vanligt förekommande men även personer som tappat kontrollen samt tänjt på sina gränser vid t ex porrkonsu</text:span><text:span text:style-name="T71">mtion. Problematik förknippat med s.k. oönskad sexualitet dvs när en person har ett tändningsmönster gentemot minderåriga förekom även frekvent.</text:span></text:p>
      <text:p text:style-name="P72"><text:span text:style-name="T73">Mitt intresse har varit att arbeta med och utveckla mig inom området<text:s/></text:span><text:span text:style-name="T74">klinisk<text:s/></text:span><text:span text:style-name="T75">psykoterapi. Våren 2014 slutförde jag min<text:s/></text:span><text:span text:style-name="T76">vidareutbildning på psykoterapeutprogrammet på Stockholms universitet. Utbildningen är 3 år och leder fram till titeln legitimerad psykoterapeut. Under utbildningen kom jag i kontakt med<text:s/></text:span><text:span text:style-name="T77">ISTDP (länka)</text:span><text:span text:style-name="T78">. Sedan 2017 är jag certifierad istdp-terapeut och arbet</text:span><text:span text:style-name="T79">ar idag som privatpraktiserande psykolog uteslutande med den metoden på ISTDP-mottagningen i Stockholm.<text:s/></text:span></text:p>
      <text:p text:style-name="P80"><text:span text:style-name="T81">Jag har tystnadsplikt och är skyldig att föra journal. Mina legitimationer är utfärdade av Socialstyrelsen (</text:span><text:a xlink:href="http://socialstyrelsen.se/" office:target-frame-name="_top" xlink:show="replace"><text:span text:style-name="T82">socialstyrelsen.se</text:span></text:a><text:span text:style-name="T83">) och är därmed din trygghet. Jag är medlem av Sveriges Psykologförbund (</text:span><text:a xlink:href="http://psykologforbundet.se/" office:target-frame-name="_top" xlink:show="replace"><text:span text:style-name="T84">psykologforbundet.se</text:span></text:a><text:span text:style-name="T85">) samt Svenska föreningen för ISTDP (</text:span><text:span text:style-name="T86">istdpsweden.se</text:span><text:span text:style-name="T87">).</text:span></text:p>
      <text:p text:style-name="P88"/>
      <text:p text:style-name="P89"><text:span text:style-name="T90">ISTDP</text:span></text:p>
      <text:p text:style-name="P91"><text:span text:style-name="T92">ISTDP (Intensive Short-term<text:s/></text:span><text:span text:style-name="T93">Dynamic Psychotherapy) är idag en alltmer vanligt förekommande psykoterapeutisk arbetsmetod som har växande forskningsstöd (istdpsweden.se). Fokus ligger på att blottlägga försvarsmekanismer som med tiden kommit att hindra oss att vara i kontakt med våra k</text:span><text:span text:style-name="T94">änslor. Försvaren kan leda till att vi vidmakthåller beteenden som då snarare bygger på undvikanden än på det vi själva känner och vill göra med våra liv och våra relationer. Att agera utifrån undvikanden kan leda till nedstämdhet, ångest, grubblerier och<text:s/></text:span><text:span text:style-name="T95">fortsatta undvikanden. Ofta finns det en mer eller mindre medveten längtan hos oss alla att kunna acceptera och ge uttryck för våra känslor i våra relationer. Det kan dock vara smärtsamt och ovant att väcka känslor till liv och dessutom dela dem med någon<text:s/></text:span><text:span text:style-name="T96">annan. Därför bygger hela behandlingen på att anpassa denna efter dina förutsättningar. Min kompetens och erfarenhet är i det sammanhanget din trygghet.<text:s/></text:span></text:p>
      <text:soft-page-break/>
      <text:p text:style-name="P97">KONTAKT</text:p>
      <text:p text:style-name="P98">BOKA TID</text:p>
      <text:p text:style-name="P99">Välkommen att kontakta mig via e-post xxxxxxx.com. Om du vill bli uppringd, lämna nummer och ungefärlig tid då du kan ta telefonsamtalet. Utöver besök på mottagningen finns möjlighet till psykoterapi över krypterad videolänk.</text:p>
      <text:p text:style-name="P100">Läs mer om behandlingsupplägg<text:s/><text:span text:style-name="T101">här</text:span>.</text:p>
      <text:p text:style-name="P102">PRISER<text:s/></text:p>
      <text:p text:style-name="P103">60 min 1300kr (psykoterapi online samma pris)</text:p>
      <text:p text:style-name="P104">90 min 1800kr</text:p>
      <text:p text:style-name="P105">60 min<text:s/>800kr (”prova-på”)</text:p>
      <text:p text:style-name="P106">Studentrabatt:</text:p>
      <text:p text:style-name="P107">60 min 1000kr<text:s/></text:p>
      <text:p text:style-name="P108">Betalning sker mot faktura eller kontant. Avbokningar senare än 24 tim före bokat besök samt uteblivande debiteras.</text:p>
      <text:p text:style-name="P109">Efter ett introduktionstillfälle är ett vanligt behandlingsupplägg en session per vecka. I<text:s/>mån av tid går det även att ha ”blocksessioner” dvs 90 min om du vill arbeta mer intensivt eller ha glesare mellan gångerna. Behandlingslängden varierar allt mellan 5–25+ tillfällen. Videoinspelning av varje session förekommer för att jag noggrant skall kunna gå tillbaka och följa psykoterapiprocessen. Detta är dock<text:s/>helt frivilligt. Allt inspelat material hanteras med den sekretess som enligt lag åligger legitimerade psykologer och psykoterapeuter.</text:p>
      <text:p text:style-name="P110">KONTAKTUPPGIFTETR<text:s/></text:p>
      <text:p text:style-name="P111">Xxxxx@.com</text:p>
      <text:p text:style-name="P112">Besöksadress:</text:p>
      <text:p text:style-name="P113">Tavastgatan 29 D</text:p>
      <text:p text:style-name="P114">118 24 <text:s/>Stockholm</text:p>
      <text:p text:style-name="P115"/>
      <text:p text:style-name="P116">KARTA</text:p>
      <text:p text:style-name="P117"/>
      <text:p text:style-name="P118"/>
      <text:p text:style-name="P119"/>
      <text:p text:style-name="P120"/>
      <text:p text:style-name="P121"/>
      <text:p text:style-name="P122"/>
      <text:p text:style-name="P123"/>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Normalwebb" style:display-name="Normal (web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sv" style:country-asian="SE"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rbjörn Strand</meta:initial-creator>
    <dc:creator>Torbjörn Strand</dc:creator>
    <meta:creation-date>2020-09-06T13:24:00Z</meta:creation-date>
    <dc:date>2020-09-22T13:49:00Z</dc:date>
    <meta:template xlink:href="Normal" xlink:type="simple"/>
    <meta:editing-cycles>21</meta:editing-cycles>
    <meta:editing-duration>PT77760S</meta:editing-duration>
    <meta:document-statistic meta:page-count="3" meta:paragraph-count="13" meta:word-count="1051" meta:character-count="6609" meta:row-count="46" meta:non-whitespace-character-count="5571"/>
  </office:meta>
</office:document-meta>
</file>